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0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3" style:family="paragraph" style:parent-style-name="Standard">
      <style:paragraph-properties fo:text-align="end" style:justify-single-word="false"/>
      <style:text-properties style:font-name-complex="David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5" style:family="paragraph" style:parent-style-name="Standard">
      <style:paragraph-properties fo:text-align="center" style:justify-single-word="false"/>
      <style:text-properties style:font-name-complex="David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style:font-name-complex="Davi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8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7">500</text:p>
          </table:table-cell>
          <table:table-cell table:style-name="Table1.A1" office:value-type="string">
            <text:p text:style-name="P2">מס' הוראה</text:p>
            <text:p text:style-name="P7">503</text:p>
          </table:table-cell>
          <table:table-cell table:style-name="Table1.A1" office:value-type="string">
            <text:p text:style-name="P2">שם ההוראה</text:p>
            <text:p text:style-name="P7">הכנת תיק שטח</text:p>
          </table:table-cell>
          <table:table-cell table:style-name="Table1.A1" office:value-type="string">
            <text:p text:style-name="P2">תחולה</text:p>
            <text:p text:style-name="P7">דצמבר 93</text:p>
          </table:table-cell>
          <table:table-cell table:style-name="Table1.A1" office:value-type="string">
            <text:p text:style-name="P2">עדכון</text:p>
            <text:p text:style-name="P7">נובמבר</text:p>
            <text:p text:style-name="P7">2009</text:p>
          </table:table-cell>
          <table:table-cell table:style-name="Table1.F1" office:value-type="string">
            <text:p text:style-name="P2">עמוד 7</text:p>
            <text:p text:style-name="P7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9">נתונים עיקריים לשלבים הראשונים לטיפול באירוע</text:p>
      <text:p text:style-name="P1"><text:span text:style-name="T1">תיק <text:s/></text:span><text:span text:style-name="T6">30222</text:span></text:p>
      <text:p text:style-name="P10"/>
      <text:p text:style-name="P1"><draw:line text:anchor-type="char" draw:z-index="0" draw:style-name="gr1" draw:text-style-name="P17" svg:x1="1.1429in" svg:y1="0.1555in" svg:x2="5.7681in" svg:y2="0.1555in"><text:p/></draw:line><text:span text:style-name="T1">שם העסק/מבנה</text:span><text:span text:style-name="T2"> <text:s text:c="2"/></text:span><text:span text:style-name="T4"><text:s text:c="2"/>יינות ביתן מרכול מזון</text:span></text:p>
      <text:p text:style-name="P7"/>
      <text:p text:style-name="P1"><text:span text:style-name="T1">כתובת</text:span><text:span text:style-name="T2"> </text:span><text:span text:style-name="T1"><text:s text:c="2"/></text:span><text:span text:style-name="T4">שמוטקין בנימין 29</text:span></text:p>
      <text:p text:style-name="P6"><draw:line text:anchor-type="char" draw:z-index="1" draw:style-name="gr1" draw:text-style-name="P17" svg:x1="0.3929in" svg:y1="0.0307in" svg:x2="5.7681in" svg:y2="0.0307in"><text:p/></draw:line></text:p>
      <text:p text:style-name="P1"><text:span text:style-name="T1">טלפון</text:span><text:span text:style-name="T4"> <text:s text:c="30"/>9671326 <text:s text:c="113"/></text:span></text:p>
      <text:p text:style-name="P11"><draw:line text:anchor-type="char" draw:z-index="2" draw:style-name="gr1" draw:text-style-name="P17" svg:x1="5.7681in" svg:y1="0.072in" svg:x2="0.5181in" svg:y2="0.072in"><text:p/></draw:line></text:p>
      <text:p text:style-name="P1"><text:span text:style-name="T1">המפתחות נמצאים</text:span><text:span text:style-name="T4"> <text:s text:c="5"/>מנהל החנות מר' יניב אלמליה</text:span></text:p>
      <text:p text:style-name="P6"><draw:line text:anchor-type="char" draw:z-index="3" draw:style-name="gr1" draw:text-style-name="P17" svg:x1="5.7681in" svg:y1="0.0307in" svg:x2="1.1429in" svg:y2="0.0307in"><text:p/></draw:line></text:p>
      <text:p text:style-name="P1"><text:span text:style-name="T1">מיקום מפסק זרם ראשי</text:span><text:span text:style-name="T4"> <text:s text:c="2"/>מפסק חירום לכבאים בכניסה לחנות בצד שמאל בקופה ראשית מסומן <text:s text:c="7"/></text:span></text:p>
      <text:p text:style-name="P6"><draw:line text:anchor-type="char" draw:z-index="4" draw:style-name="gr1" draw:text-style-name="P17" svg:x1="5.7681in" svg:y1="0.0583in" svg:x2="1.5181in" svg:y2="0.0583in"><text:p/></draw:line></text:p>
      <text:p text:style-name="P1"><text:span text:style-name="T1">גנרטור: </text:span><text:span text:style-name="T4">קיים </text:span><text:span text:style-name="T3">. מקום גנרטור בקומת הגלריה במחסן מסומן</text:span></text:p>
      <text:p text:style-name="P1"><text:span text:style-name="T1">מיקום ברזי כיבוי עיקריים "3</text:span><text:span text:style-name="T4"> <text:s/>ברח' שמוטקין 28 בחזית המבנה ובצד דרום של המבנה <text:s text:c="97"/></text:span></text:p>
      <text:p text:style-name="P6"><draw:line text:anchor-type="char" draw:z-index="5" draw:style-name="gr1" draw:text-style-name="P17" svg:x1="5.7681in" svg:y1="0.072in" svg:x2="1.7681in" svg:y2="0.072in"><text:p/></draw:line></text:p>
      <text:p text:style-name="P4"/>
      <text:p text:style-name="P7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2">שם העובד</text:p>
          </table:table-cell>
          <table:table-cell table:style-name="Table2.A1" office:value-type="string">
            <text:p text:style-name="P13">תפקיד</text:p>
          </table:table-cell>
          <table:table-cell table:style-name="Table2.A1" office:value-type="string">
            <text:p text:style-name="P13">טל' בבית</text:p>
          </table:table-cell>
          <table:table-cell table:style-name="Table2.A1" office:value-type="string">
            <text:p text:style-name="P13">נייד</text:p>
          </table:table-cell>
          <table:table-cell table:style-name="Table2.E1" office:value-type="string">
            <text:p text:style-name="P13">כתובת</text:p>
          </table:table-cell>
        </table:table-row>
        <table:table-row table:style-name="Table2.1">
          <table:table-cell table:style-name="Table2.A1" office:value-type="string">
            <text:p text:style-name="P13">נהום ביתן</text:p>
          </table:table-cell>
          <table:table-cell table:style-name="Table2.A1" office:value-type="string">
            <text:p text:style-name="P13">בעלים</text:p>
          </table:table-cell>
          <table:table-cell table:style-name="Table2.A1" office:value-type="string">
            <text:p text:style-name="P13">08-9736459</text:p>
          </table:table-cell>
          <table:table-cell table:style-name="Table2.A1" office:value-type="string">
            <text:p text:style-name="P13">054-9007900</text:p>
          </table:table-cell>
          <table:table-cell table:style-name="Table2.E1" office:value-type="string">
            <text:p text:style-name="P13">הסביון 11 אשקלון</text:p>
          </table:table-cell>
        </table:table-row>
        <table:table-row table:style-name="Table2.1">
          <table:table-cell table:style-name="Table2.A1" office:value-type="string">
            <text:p text:style-name="P13">יניב אלמליה</text:p>
          </table:table-cell>
          <table:table-cell table:style-name="Table2.A1" office:value-type="string">
            <text:p text:style-name="P13">מנהל סניף</text:p>
          </table:table-cell>
          <table:table-cell table:style-name="Table2.A1" office:value-type="string">
            <text:p text:style-name="P13">9671326</text:p>
          </table:table-cell>
          <table:table-cell table:style-name="Table2.A1" office:value-type="string">
            <text:p text:style-name="P13">0549900646</text:p>
          </table:table-cell>
          <table:table-cell table:style-name="Table2.E1" office:value-type="string">
            <text:p text:style-name="P13">משעון אביזון 16 ראשל"צ</text:p>
          </table:table-cell>
        </table:table-row>
        <table:table-row table:style-name="Table2.1">
          <table:table-cell table:style-name="Table2.A1" office:value-type="string">
            <text:p text:style-name="P13">שלומי מרציאנו</text:p>
          </table:table-cell>
          <table:table-cell table:style-name="Table2.A1" office:value-type="string">
            <text:p text:style-name="P13">סגן מנהל</text:p>
          </table:table-cell>
          <table:table-cell table:style-name="Table2.A1" office:value-type="string">
            <text:p text:style-name="P13">9671326</text:p>
          </table:table-cell>
          <table:table-cell table:style-name="Table2.A1" office:value-type="string">
            <text:p text:style-name="P13">0542321905</text:p>
          </table:table-cell>
          <table:table-cell table:style-name="Table2.E1" office:value-type="string">
            <text:p text:style-name="P14"/>
          </table:table-cell>
        </table:table-row>
        <table:table-row table:style-name="Table2.5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E1" office:value-type="string">
            <text:p text:style-name="P14"/>
          </table:table-cell>
        </table:table-row>
      </table:table>
      <text:p text:style-name="P4"/>
      <text:p text:style-name="P1"><text:span text:style-name="T7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4">ק"מ גנרטור בקומת הגלריה במחסן </text:span><text:span text:style-name="T4">–</text:span><text:span text:style-name="T4"> מסומן- מחובר למערכת מפסק בתוך בקופה ראשית מסומן.</text:span></text:p>
          </table:table-cell>
        </table:table-row>
        <table:table-row table:style-name="Table3.1">
          <table:table-cell table:style-name="Table3.A1" office:value-type="string">
            <text:p text:style-name="P13">בחזית המבנה 4 מיכלים גז גפ"מ ב 48 ק"ג כ"א בתוך כלוב מסומנים</text:p>
          </table:table-cell>
        </table:table-row>
        <table:table-row table:style-name="Table3.1">
          <table:table-cell table:style-name="Table3.A1" office:value-type="string">
            <text:p text:style-name="P13">ולא מסוב ריק למערכת</text:p>
          </table:table-cell>
        </table:table-row>
        <table:table-row table:style-name="Table3.1">
          <table:table-cell table:style-name="Table3.A1" office:value-type="string">
            <text:p text:style-name="P14"/>
          </table:table-cell>
        </table:table-row>
      </table:table>
      <text:p text:style-name="P1"><text:span text:style-name="T4"><text:s text:c="162"/></text:span><text:span text:style-name="T8"><text:s text:c="206"/></text:span></text:p>
      <text:p text:style-name="P1"><text:span text:style-name="T4"><text:s text:c="159"/></text:span></text:p>
      <text:p text:style-name="P7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5">שם החומר</text:p>
          </table:table-cell>
          <table:table-cell table:style-name="Table4.A1" office:value-type="string">
            <text:p text:style-name="P15">מס' או"מ</text:p>
          </table:table-cell>
          <table:table-cell table:style-name="Table4.A1" office:value-type="string">
            <text:p text:style-name="P15">שם החומר</text:p>
          </table:table-cell>
          <table:table-cell table:style-name="Table4.A1" office:value-type="string">
            <text:p text:style-name="P15">מס' או"מ</text:p>
          </table:table-cell>
          <table:table-cell table:style-name="Table4.E1" office:value-type="string">
            <text:p text:style-name="P15">מיקום</text:p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</table:table>
      <text:p text:style-name="P4"/>
      <text:p text:style-name="P4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3">מערכת מתזים וגלאים בכל המבנה</text:p>
          </table:table-cell>
        </table:table-row>
        <table:table-row table:style-name="Table5.1">
          <table:table-cell table:style-name="Table5.A1" office:value-type="string">
            <text:p text:style-name="P13">לוח פיקוד השליטה למערכת בכניסה מצד שמאל בדלפק</text:p>
          </table:table-cell>
        </table:table-row>
        <table:table-row table:style-name="Table5.1">
          <table:table-cell table:style-name="Table5.A1" office:value-type="string">
            <text:p text:style-name="P13">עסקים שכנים במצד המערבי של המבנה מוסך וטמור.</text:p>
          </table:table-cell>
        </table:table-row>
        <table:table-row table:style-name="Table5.1">
          <table:table-cell table:style-name="Table5.A1" office:value-type="string">
            <text:p text:style-name="P5"/>
          </table:table-cell>
        </table:table-row>
      </table:table>
      <text:p text:style-name="P4"/>
      <text:p text:style-name="P4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4">הוראות נציב כבאות והצלה ומפקח כבאות ראשי</text:p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2T04:39:00</meta:creation-date>
    <dc:creator>אתי מנצור</dc:creator>
    <dc:date>2013-08-12T04:39:00</dc:date>
    <meta:print-date>2012-01-05T14:00:00</meta:print-date>
    <meta:editing-cycles>2</meta:editing-cycles>
    <meta:editing-duration>PT1M</meta:editing-duration>
    <meta:document-statistic meta:table-count="6" meta:image-count="0" meta:object-count="0" meta:page-count="2" meta:paragraph-count="61" meta:word-count="224" meta:character-count="1876"/>
    <meta:generator>OpenOffice/4.0.1$Win32 OpenOffice.org_project/401m5$Build-9714</meta:generator>
  </office:meta>
</office:document-meta>
</file>